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Hello and welcome to the help</text:p>
      <text:p text:style-name="P1"/>
      <text:p text:style-name="P2"/>
      <text:p text:style-name="P2"/>
      <text:p text:style-name="P2">How to create an account</text:p>
      <text:p text:style-name="P2"/>
      <text:p text:style-name="P2">Push the ”Create” button.</text:p>
      <text:p text:style-name="P2">Enter Name, Password, Secret Question and Secret Question Answer then push Create button. </text:p>
      <text:p text:style-name="P2">If the account was succesfully the player will go back to the login scene.</text:p>
      <text:p text:style-name="P2"/>
      <text:p text:style-name="P2">How to login </text:p>
      <text:p text:style-name="P2"/>
      <text:p text:style-name="P2">If the user have an account he/she put in his name and password then pushes the login button.</text:p>
      <text:p text:style-name="P2">If all is ok he will come to the select or create hero screne.</text:p>
      <text:p text:style-name="P2">If the user dont have an account he need to create one(see ”How to create an account).</text:p>
      <text:p text:style-name="P2"/>
      <text:p text:style-name="P2">How to retrive password</text:p>
      <text:p text:style-name="P2"/>
      <text:p text:style-name="P2">Push Forgot button in login scene</text:p>
      <text:p text:style-name="P2">Input you account name then push the first Button </text:p>
      <text:p text:style-name="P2">Answer the question.</text:p>
      <text:p text:style-name="P2">Push second button and get your password.</text:p>
      <text:p text:style-name="P2">To get back to login scene click back butt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an Nilsson</meta:initial-creator>
    <meta:creation-date>2015-05-22T11:05:40.61</meta:creation-date>
    <dc:date>2015-05-22T13:17:33.17</dc:date>
    <dc:creator>Johan Nilsson</dc:creator>
    <meta:editing-duration>PT55M23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5" meta:word-count="132" meta:character-count="707"/>
  </office:meta>
</office:document-meta>
</file>